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177in" svg:height="4.6874in" svg:x="0.9268in" svg:y="0.3929in">
            <draw:object draw:notify-on-update-of-ranges="Sheet1.A3:Sheet1.A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rice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4">
      <number:text>$</number:text>
      <number:number number:decimal-places="2" number:min-decimal-places="2" number:min-integer-digits="1" number:grouping="true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4:52:33.933655967</meta:creation-date>
    <dc:date>2022-10-08T14:59:40.126781993</dc:date>
    <meta:editing-duration>PT7M7S</meta:editing-duration>
    <meta:editing-cycles>1</meta:editing-cycles>
    <meta:document-statistic meta:table-count="1" meta:cell-count="6" meta:object-count="1"/>
    <meta:generator>LibreOffice/7.4.1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6cm" svg:height="11.907cm" xlink:href=".." xlink:type="simple" chart:class="chart:bar" chart:style-name="ch1">
        <chart:title svg:x="6.613cm" svg:y="0.373cm" chart:style-name="ch2">
          <text:p>Average Cost of Lipid Panel</text:p>
        </chart:title>
        <chart:plot-area chart:style-name="ch3" table:cell-range-address="Sheet1.A3:Sheet1.A7" svg:x="1.391cm" svg:y="1.396cm" svg:width="17.324cm" svg:height="9.2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827cm" svg:y="1.426cm" svg:width="16.888cm" svg:height="8.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0.451cm" svg:y="7.219cm" chart:style-name="ch5">
              <text:p>Medical Facility</text:p>
            </chart:title>
          </chart:axis>
          <chart:axis chart:dimension="y" chart:name="primary-y" chart:style-name="ch6">
            <chart:title svg:x="9.372cm" svg:y="10.928cm" chart:style-name="ch7">
              <text:p>Price ($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A3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">
                <text:p>23.2</text:p>
                <draw:g>
                  <svg:desc>Sheet1.A3:Sheet1.A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